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4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P6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8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9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10" style:family="paragraph" style:parent-style-name="actsreferredto">
      <style:paragraph-properties fo:break-before="page"/>
    </style:style>
    <style:style style:name="P11" style:family="paragraph" style:parent-style-name="graphic">
      <style:paragraph-properties fo:break-before="page" text:number-lines="false" text:line-number="0"/>
    </style:style>
    <style:style style:name="P12" style:family="paragraph" style:parent-style-name="paragraph">
      <style:paragraph-properties fo:break-before="page"/>
    </style:style>
    <style:style style:name="P13" style:family="paragraph" style:parent-style-name="tocsectionnumber">
      <style:paragraph-properties fo:margin-left="0.651cm" fo:margin-right="0cm" fo:text-indent="0cm" style:auto-text-indent="false"/>
    </style:style>
    <style:style style:name="P14" style:family="paragraph" style:parent-style-name="actreferredto">
      <style:paragraph-properties>
        <style:tab-stops/>
      </style:paragraph-properties>
    </style:style>
    <style:style style:name="P15" style:family="paragraph" style:parent-style-name="shorttitleenglish">
      <style:paragraph-properties text:number-lines="true" text:line-number="0"/>
    </style:style>
    <style:style style:name="P16" style:family="paragraph" style:parent-style-name="arrangementofsections">
      <style:paragraph-properties fo:text-align="start" style:justify-single-word="false"/>
      <style:text-properties fo:font-variant="normal" fo:text-transform="none"/>
    </style:style>
    <style:style style:name="P17" style:family="paragraph" style:parent-style-name="section">
      <style:paragraph-properties>
        <style:tab-stops>
          <style:tab-stop style:position="0.644cm"/>
          <style:tab-stop style:position="1cm"/>
        </style:tab-stops>
      </style:paragraph-properties>
    </style:style>
    <style:style style:name="P18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9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20" style:family="paragraph" style:parent-style-name="Standard">
      <style:paragraph-properties text:number-lines="false" text:line-number="0"/>
    </style:style>
    <style:style style:name="P21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2" style:family="paragraph" style:parent-style-name="bill">
      <style:paragraph-properties text:number-lines="false" text:line-number="0"/>
    </style:style>
    <style:style style:name="P23" style:family="paragraph" style:parent-style-name="shorttitlebackpage">
      <style:paragraph-properties text:number-lines="false" text:line-number="0"/>
    </style:style>
    <style:style style:name="P24" style:family="paragraph" style:parent-style-name="hr2">
      <style:paragraph-properties text:number-lines="false" text:line-number="0"/>
    </style:style>
    <style:style style:name="P25" style:family="paragraph" style:parent-style-name="hr2">
      <style:paragraph-properties text:number-lines="false" text:line-number="0"/>
      <style:text-properties style:font-name="Times New Roman"/>
    </style:style>
    <style:style style:name="P26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7" style:family="paragraph" style:parent-style-name="asinitiated">
      <style:paragraph-properties text:number-lines="false" text:line-number="0"/>
    </style:style>
    <style:style style:name="P28" style:family="paragraph" style:parent-style-name="backpageprovision_5f_no_5f_line_5f_numbering">
      <style:paragraph-properties fo:margin-top="0.199cm" fo:margin-bottom="1.18cm"/>
    </style:style>
    <style:style style:name="P29" style:family="paragraph" style:parent-style-name="Standard" style:master-page-name="frontcover">
      <style:paragraph-properties style:page-number="1"/>
    </style:style>
    <style:style style:name="P30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4" fo:font-size="11pt" fo:language="en" fo:country="GB" fo:font-style="normal" style:font-size-asian="11pt" style:font-style-asian="normal" style:font-size-complex="11pt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Times New Roman" style:font-name-asian="Times New Roman3" style:font-name-complex="Times New Roman3"/>
    </style:style>
    <style:style style:name="T10" style:family="text">
      <style:text-properties style:font-name="Times New Roman3"/>
    </style:style>
    <style:style style:name="T11" style:family="text">
      <style:text-properties style:font-name="Times New Roman3" style:font-name-asian="Times New Roman3" style:font-name-complex="Times New Roman3"/>
    </style:style>
    <style:style style:name="T12" style:family="text">
      <style:text-properties fo:font-style="normal" style:font-style-asian="normal" style:font-style-complex="normal"/>
    </style:style>
    <style:style style:name="T13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ge_no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49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INIMIRCE (ATHCHÓIRIÚ) (STÁDAS CÓNAITHE A THABHAIRT CHUN RIALTACHTA), 2016" text:name="GA_shorttitle"/>
        <text:user-field-decl office:value-type="string" office:string-value="Immigration (Reform) (Regularisation of Residency Status)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provide for the regularisation of the residency status of persons who have applied for refugee status and/or subsidiary protection if four years following the submission of such an application the application remains undetermined and to provide for related matters." text:name="EN_longtitle"/>
        <text:user-field-decl office:value-type="string" office:string-value="GA_shorttitle_caps" text:name="GA_shorttitle_caps"/>
      </text:user-field-decls>
      <text:p text:style-name="P29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7">An Bille Inimirce (Athchóiriú) (Stádas Cónaithe a Thabhairt chun Rialtachta), 2016</text:span></text:span></text:p>
      <text:p text:style-name="shorttitleenglish_5f_frontpage"><text:span text:style-name="bold_5f_noitalic_5f_nounderline"><text:span text:style-name="T7">Immigration (Reform) (Regularisation of Residency Status) Bill 2016</text:span></text:span></text:p>
      <text:p text:style-name="P8"/>
      <text:p text:style-name="asinitiated"><text:span text:style-name="bold_5f_noitalic_5f_nounderline"><text:span text:style-name="T8">Mar a tionscnaíodh</text:span></text:span></text:p>
      <text:p text:style-name="asinitiated"><text:span text:style-name="bold_5f_noitalic_5f_nounderline"><text:span text:style-name="T8">As initiated</text:span></text:span></text:p>
      <text:p text:style-name="hr"/>
      <text:p text:style-name="P30"/>
      <text:p text:style-name="hr"/>
      <text:p text:style-name="shorttitleirish"><text:user-field-get text:name="GA_shorttitle">AN BILLE INIMIRCE (ATHCHÓIRIÚ) (STÁDAS CÓNAITHE A THABHAIRT CHUN RIALTACHTA), 2016</text:user-field-get></text:p>
      <text:p text:style-name="shorttitleenglish"><text:span text:style-name="bold_5f_noitalic_5f_nounderline"><text:span text:style-name="T2"><text:user-field-get text:name="EN_shorttitle">Immigration (Reform) (Regularisation of Residency Status) Bill 2016</text:user-field-get></text:span></text:span></text:p>
      <text:p text:style-name="hr"/>
      <text:p text:style-name="P6"><text:span text:style-name="nobold_5f_italic_5f_nounderline"><text:user-field-get text:name="GA_DOC_STAGE">Mar a tionscnaíodh</text:user-field-get></text:span><text:span text:style-name="nobold_5f_italic_5f_nounderline"> </text:span></text:p>
      <text:p text:style-name="P9"><text:span text:style-name="nobold_5f_italic_5f_nounderline"><text:user-field-get text:name="EN_DOC_STAGE">As initiated</text:user-field-get></text:span><text:span text:style-name="nobold_5f_italic_5f_nounderline"> </text:span></text:p>
      <text:p text:style-name="hr"/>
      <text:p text:style-name="P7"/>
      <text:p text:style-name="arrangementofsections">CONTENTS</text:p>
      <text:p text:style-name="arrangementofsections"/>
      <text:p text:style-name="tocpartnumber"><text:bookmark-ref text:reference-format="text" text:ref-name="toc_book_1">PART 1</text:bookmark-ref></text:p>
      <text:p text:style-name="tocparttitle"><text:bookmark-ref text:reference-format="text" text:ref-name="toc_book_2">Preliminary and General</text:bookmark-ref></text:p>
      <text:p text:style-name="P16">Section</text:p>
      <text:p text:style-name="tocsectionnumber">1. <text:s/><text:bookmark-ref text:reference-format="text" text:ref-name="toc_book_3">Short title and commencement</text:bookmark-ref></text:p>
      <text:p text:style-name="tocsectionnumber">2. <text:s/><text:bookmark-ref text:reference-format="text" text:ref-name="toc_book_4">Interpretation</text:bookmark-ref></text:p>
      <text:p text:style-name="tocsectionnumber">3. <text:s/><text:bookmark-ref text:reference-format="text" text:ref-name="toc_book_5">Regulations</text:bookmark-ref></text:p>
      <text:p text:style-name="tocpartnumber"><text:bookmark-ref text:reference-format="text" text:ref-name="toc_book_6">PART 2</text:bookmark-ref></text:p>
      <text:p text:style-name="tocparttitle"><text:bookmark-ref text:reference-format="text" text:ref-name="toc_book_7">Immigration Reforms</text:bookmark-ref></text:p>
      <text:p text:style-name="tocsectionnumber">4. <text:s/><text:bookmark-ref text:reference-format="text" text:ref-name="toc_book_8">Application of this Act</text:bookmark-ref></text:p>
      <text:p text:style-name="tocsectionnumber">5. <text:s/><text:bookmark-ref text:reference-format="text" text:ref-name="toc_book_9">Persons with a subsisting deportation order</text:bookmark-ref></text:p>
      <text:p text:style-name="tocsectionnumber">6. <text:s/><text:bookmark-ref text:reference-format="text" text:ref-name="toc_book_10">Automatic recognition of residency status</text:bookmark-ref></text:p>
      <text:p text:style-name="tocsectionnumber">7. <text:s/><text:bookmark-ref text:reference-format="text" text:ref-name="toc_book_11">Rights of regularised persons</text:bookmark-ref></text:p>
      <text:p text:style-name="tocsectionnumber">8. <text:s/><text:bookmark-ref text:reference-format="text" text:ref-name="toc_book_12">Exclusions</text:bookmark-ref></text:p>
      <text:p text:style-name="P13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0">Acts Referred to</text:p>
          </text:index-title>
          <text:p text:style-name="P14">Air Navigation and Transport Act 1946 (No. 23)</text:p>
          <text:p text:style-name="P14">Aliens Act 1935 (No. 14)</text:p>
          <text:p text:style-name="P14">Health Acts 1947 to 2007</text:p>
          <text:p text:style-name="P14">Housing Acts 1966 to 2009</text:p>
          <text:p text:style-name="P14">Immigration Act 1999 (No. 22)</text:p>
          <text:p text:style-name="P14">Land Act 1965 (No. 2)</text:p>
          <text:p text:style-name="P14">Mercantile Marine Act 1955 (No. 29)</text:p>
          <text:p text:style-name="P14">Refugee Act 1996 (No. 17)</text:p>
          <text:p text:style-name="P14">Social Welfare Consolidation Act 2005 (No. 26)</text:p>
        </text:index-body>
      </text:alphabetical-index>
      <text:p text:style-name="Standard"/>
      <text:p text:style-name="P11"/>
      <text:p text:style-name="hr"/>
      <text:p text:style-name="shorttitleirish"><text:hidden-text text:condition="ooow:" text:string-value="P3:L1" text:is-hidden="true"/><text:user-field-get text:name="GA_shorttitle">AN BILLE INIMIRCE (ATHCHÓIRIÚ) (STÁDAS CÓNAITHE A THABHAIRT CHUN RIALTACHTA), 2016</text:user-field-get><text:hidden-text text:condition="ooow:" text:string-value="P3:L2" text:is-hidden="true"/></text:p>
      <text:p text:style-name="P15"><text:hidden-text text:condition="ooow:" text:string-value="P3:L3" text:is-hidden="true"/><text:span text:style-name="bold_5f_noitalic_5f_nounderline"><text:span text:style-name="T2"><text:user-field-get text:name="EN_shorttitle">Immigration (Reform) (Regularisation of Residency Status) Bill 2016</text:user-field-get></text:span></text:span><text:span text:style-name="bold_5f_noitalic_5f_nounderline"><text:span text:style-name="T2"><text:hidden-text text:condition="ooow:" text:string-value="P3:L4" text:is-hidden="true"/></text:span></text:span></text:p>
      <text:p text:style-name="hr"/>
      <text:p text:style-name="bill"><text:hidden-text text:condition="ooow:" text:string-value="P3:L5" text:is-hidden="true"/><text:user-field-get text:name="STATUS">Bill</text:user-field-get></text:p>
      <text:p text:style-name="entitled"><text:hidden-text text:condition="ooow:" text:string-value="P3:L6" text:is-hidden="true"/>entitled</text:p>
      <text:p text:style-name="longtitle"><text:hidden-text text:condition="ooow:" text:string-value="P3:L7" text:is-hidden="true"/>An Act to provide for the regularisation of the residency status of persons who have <text:hidden-text text:condition="ooow:" text:string-value="P3:L8" text:is-hidden="true"/>applied for refugee status and/or subsidiary protection if four years following the <text:hidden-text text:condition="ooow:" text:string-value="P3:L9" text:is-hidden="true"/>submission of such an application the application remains undetermined and to provide <text:hidden-text text:condition="ooow:" text:string-value="P3:L10" text:is-hidden="true"/>for related matters.</text:p>
      <text:p text:style-name="enacted"><text:hidden-text text:condition="ooow:" text:string-value="P3:L11" text:is-hidden="true"/>Be it enacted by the Oireachtas as follows:</text:p>
      <text:p text:style-name="partnumber"><text:hidden-text text:condition="ooow:" text:string-value="P3:L12" text:is-hidden="true"/><text:bookmark-start text:name="toc_book_1"/>PART <text:reference-mark-start text:name="partnumber_1"/><text:sequence text:ref-name="refpartnumber0" text:name="partnumber" style:num-format="1">1</text:sequence><text:bookmark-end text:name="toc_book_1"/><text:reference-mark-end text:name="partnumber_1"/></text:p>
      <text:p text:style-name="parttitle"><text:hidden-text text:condition="ooow:" text:string-value="P3:L13" text:is-hidden="true"/><text:bookmark-start text:name="toc_book_2"/>Preliminary and General<text:bookmark-end text:name="toc_book_2"/></text:p>
      <text:p text:style-name="shouldernote"><text:hidden-text text:condition="ooow:" text:string-value="P3:L14" text:is-hidden="true"/><text:bookmark-start text:name="toc_book_3"/>Short title and commencement<text:bookmark-end text:name="toc_book_3"/></text:p>
      <text:p text:style-name="subsection"><text:hidden-text text:condition="ooow:" text:string-value="P3:L15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This Act may be cited as the Immigration (Reform) (Regularisation of Residency <text:hidden-text text:condition="ooow:" text:string-value="P3:L16" text:is-hidden="true"/>Status) Act 2016.</text:p>
      <text:p text:style-name="subsection"><text:hidden-text text:condition="ooow:" text:string-value="P3:L17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This Act comes into operation three months after the date of its passing.</text:p>
      <text:p text:style-name="shouldernote"><text:hidden-text text:condition="ooow:" text:string-value="P3:L18" text:is-hidden="true"/><text:bookmark-start text:name="toc_book_4"/>Interpretation<text:bookmark-end text:name="toc_book_4"/></text:p>
      <text:p text:style-name="section"><text:hidden-text text:condition="ooow:" text:string-value="P3:L19" text:is-hidden="true"/><text:reference-mark-start text:name="sectionnumber_7"/><text:span text:style-name="T3"><text:sequence text:ref-name="refsectionnumber1" text:name="sectionnumber" text:formula="ooow:sectionnumber+1" style:num-format="1">2</text:sequence></text:span><text:reference-mark-end text:name="sectionnumber_7"/><text:span text:style-name="T3">.<text:tab/></text:span>In this Act⁠—</text:p>
      <text:p text:style-name="P17"><text:hidden-text text:condition="ooow:" text:string-value="P3:L20" text:is-hidden="true"/><text:tab/>“asylum” has the meaning assigned to it in the <text:alphabetical-index-mark text:string-value="Refugee Act 1996 (No. 17)"/><text:a xlink:type="simple" xlink:href="http://www.irishstatutebook.ie/1996/en/act/pub/0017/index.html">Refugee Act 1996</text:a>;</text:p>
      <text:p text:style-name="P17"><text:hidden-text text:condition="ooow:" text:string-value="P3:L21" text:is-hidden="true"/><text:tab/>“child” means a child of the applicant, or a child of his or her spouse, or a child of his or <text:hidden-text text:condition="ooow:" text:string-value="P3:L22" text:is-hidden="true"/>her civil partner;</text:p>
      <text:p text:style-name="P17"><text:hidden-text text:condition="ooow:" text:string-value="P3:L23" text:is-hidden="true"/><text:tab/>“deportation order” means a deportation order which has been issued under section 3 of <text:hidden-text text:condition="ooow:" text:string-value="P3:L24" text:is-hidden="true"/>the <text:alphabetical-index-mark text:string-value="Immigration Act 1999 (No. 22)"/><text:a xlink:type="simple" xlink:href="http://www.irishstatutebook.ie/1999/en/act/pub/0022/index.html">Immigration Act 1999</text:a> which deportation order is subsisting;</text:p>
      <text:p text:style-name="P17"><text:hidden-text text:condition="ooow:" text:string-value="P3:L25" text:is-hidden="true"/><text:tab/>“immediate family member” means a spouse, civil partner or any child of an applicant <text:hidden-text text:condition="ooow:" text:string-value="P3:L26" text:is-hidden="true"/>under <text:span text:style-name="T4">section</text:span> <text:span text:style-name="T4"><text:reference-ref text:reference-format="text" text:ref-name="sectionnumber_3">6</text:reference-ref></text:span>;</text:p>
      <text:p text:style-name="P17"><text:hidden-text text:condition="ooow:" text:string-value="P3:L27" text:is-hidden="true"/><text:tab/>“Minister” means the Minister for Justice and Equality;</text:p>
      <text:p text:style-name="P17"><text:hidden-text text:condition="ooow:" text:string-value="P3:L28" text:is-hidden="true"/><text:tab/>“subsidiary protection” has the meaning assigned to it in regulation 2 of European <text:hidden-text text:condition="ooow:" text:string-value="P3:L29" text:is-hidden="true"/>Communities (Eligibility for Protection) Regulations 2006 (S.I. No. 518 of 2006) and <text:soft-page-break/><text:hidden-text text:condition="ooow:" text:string-value="P4:L1" text:is-hidden="true"/>regulation 2 of European Union (Subsidiary Protection) Regulations 2013 (S.I. No. 426 <text:hidden-text text:condition="ooow:" text:string-value="P4:L2" text:is-hidden="true"/>of 2013).</text:p>
      <text:p text:style-name="shouldernote"><text:hidden-text text:condition="ooow:" text:string-value="P4:L3" text:is-hidden="true"/><text:bookmark-start text:name="toc_book_5"/>Regulations<text:bookmark-end text:name="toc_book_5"/></text:p>
      <text:p text:style-name="subsection"><text:hidden-text text:condition="ooow:" text:string-value="P4:L4" text:is-hidden="true"/><text:reference-mark-start text:name="sectionnumber_2"/><text:span text:style-name="T2"><text:sequence text:ref-name="refsectionnumber2" text:name="sectionnumber" text:formula="ooow:sectionnumber+1" style:num-format="1">3</text:sequence></text:span><text:reference-mark-end text:name="sectionnumber_2"/><text:span text:style-name="T2">.</text:span><text:tab/><text:reference-mark-start text:name="subsectionnumber_3"/>(<text:sequence text:ref-name="refsubsectionnumber2" text:name="subsectionnumber" style:num-format="1">1</text:sequence>)<text:reference-mark-end text:name="subsectionnumber_3"/><text:tab/>The Minister may make regulations⁠—</text:p>
      <text:p text:style-name="paragraph"><text:hidden-text text:condition="ooow:" text:string-value="P4:L5" text:is-hidden="true"/><text:tab/><text:reference-mark-start text:name="paragraphnumber_1"/>(<text:sequence text:ref-name="refparagraphnumber0" text:name="paragraphnumber" text:formula="ooow:1" style:num-format="a">a</text:sequence>)<text:reference-mark-end text:name="paragraphnumber_1"/><text:tab/>prescribing any matter which is referred to in this Act as prescribed or to be <text:hidden-text text:condition="ooow:" text:string-value="P4:L6" text:is-hidden="true"/>prescribed, or</text:p>
      <text:p text:style-name="paragraph"><text:hidden-text text:condition="ooow:" text:string-value="P4:L7" text:is-hidden="true"/><text:tab/><text:reference-mark-start text:name="paragraphnumber_2"/>(<text:sequence text:ref-name="refparagraphnumber1" text:name="paragraphnumber" text:formula="ooow:paragraphnumber+1" style:num-format="a">b</text:sequence>)<text:reference-mark-end text:name="paragraphnumber_2"/><text:tab/>for the purposes of enabling any provision of this Act to have full effect.</text:p>
      <text:p text:style-name="subsection"><text:hidden-text text:condition="ooow:" text:string-value="P4:L8" text:is-hidden="true"/><text:tab/><text:reference-mark-start text:name="subsectionnumber_4"/>(<text:sequence text:ref-name="refsubsectionnumber3" text:name="subsectionnumber" text:formula="ooow:subsectionnumber+1" style:num-format="1">2</text:sequence>)<text:reference-mark-end text:name="subsectionnumber_4"/><text:tab/>Every regulation or order made by the Minister shall be laid before each House of the <text:hidden-text text:condition="ooow:" text:string-value="P4:L9" text:is-hidden="true"/>Oireachtas as soon as practicable after they are made and, if a resolution annulling the <text:hidden-text text:condition="ooow:" text:string-value="P4:L10" text:is-hidden="true"/>regulation, order or rules is passed by either House within the next subsequent 21 <text:hidden-text text:condition="ooow:" text:string-value="P4:L11" text:is-hidden="true"/>days on which that House has sat after the regulation, order or rules are laid before it, <text:hidden-text text:condition="ooow:" text:string-value="P4:L12" text:is-hidden="true"/>the regulation, order or rules shall be annulled accordingly, but without prejudice to <text:hidden-text text:condition="ooow:" text:string-value="P4:L13" text:is-hidden="true"/>the validity of anything previously done thereunder.</text:p>
      <text:p text:style-name="subsection"><text:hidden-text text:condition="ooow:" text:string-value="P4:L14" text:is-hidden="true"/><text:tab/><text:reference-mark-start text:name="subsectionnumber_5"/>(<text:sequence text:ref-name="refsubsectionnumber4" text:name="subsectionnumber" text:formula="ooow:subsectionnumber+1" style:num-format="1">3</text:sequence>)<text:reference-mark-end text:name="subsectionnumber_5"/><text:tab/>Regulations made under this Act may⁠—</text:p>
      <text:p text:style-name="paragraph"><text:hidden-text text:condition="ooow:" text:string-value="P4:L15" text:is-hidden="true"/><text:tab/><text:reference-mark-start text:name="paragraphnumber_3"/>(<text:sequence text:ref-name="refparagraphnumber2" text:name="paragraphnumber" text:formula="ooow:1" style:num-format="a">a</text:sequence>)<text:reference-mark-end text:name="paragraphnumber_3"/><text:tab/>include such consequential, incidental, transitional or supplementary provisions <text:hidden-text text:condition="ooow:" text:string-value="P4:L16" text:is-hidden="true"/>as may be considered by the Minister, as the case may be, to be necessary or <text:hidden-text text:condition="ooow:" text:string-value="P4:L17" text:is-hidden="true"/>appropriate for the purposes of this Act, and</text:p>
      <text:p text:style-name="paragraph"><text:hidden-text text:condition="ooow:" text:string-value="P4:L18" text:is-hidden="true"/><text:tab/><text:reference-mark-start text:name="paragraphnumber_4"/>(<text:sequence text:ref-name="refparagraphnumber3" text:name="paragraphnumber" text:formula="ooow:paragraphnumber+1" style:num-format="a">b</text:sequence>)<text:reference-mark-end text:name="paragraphnumber_4"/><text:tab/>apply, either generally or by reference, to a specified class or classes of persons <text:hidden-text text:condition="ooow:" text:string-value="P4:L19" text:is-hidden="true"/>or category or categories of licensees or to any other matter as may be considered <text:hidden-text text:condition="ooow:" text:string-value="P4:L20" text:is-hidden="true"/>by the Minister to be appropriate.</text:p>
      <text:p text:style-name="partnumber"><text:hidden-text text:condition="ooow:" text:string-value="P4:L21" text:is-hidden="true"/><text:bookmark-start text:name="toc_book_6"/>PART <text:reference-mark-start text:name="partnumber_2"/><text:sequence text:ref-name="refpartnumber1" text:name="partnumber" text:formula="ooow:partnumber+1" style:num-format="1">2</text:sequence><text:bookmark-end text:name="toc_book_6"/><text:reference-mark-end text:name="partnumber_2"/></text:p>
      <text:p text:style-name="parttitle"><text:hidden-text text:condition="ooow:" text:string-value="P4:L22" text:is-hidden="true"/><text:bookmark-start text:name="toc_book_7"/>Immigration Reforms<text:bookmark-end text:name="toc_book_7"/></text:p>
      <text:p text:style-name="shouldernote"><text:hidden-text text:condition="ooow:" text:string-value="P4:L23" text:is-hidden="true"/><text:bookmark-start text:name="toc_book_8"/>Application of this Act<text:bookmark-end text:name="toc_book_8"/></text:p>
      <text:p text:style-name="subsection"><text:hidden-text text:condition="ooow:" text:string-value="P4:L24" text:is-hidden="true"/><text:reference-mark-start text:name="sectionnumber_8"/><text:span text:style-name="T3"><text:sequence text:ref-name="refsectionnumber3" text:name="sectionnumber" text:formula="ooow:sectionnumber+1" style:num-format="1">4</text:sequence></text:span><text:reference-mark-end text:name="sectionnumber_8"/><text:span text:style-name="T3">.</text:span><text:tab/><text:reference-mark-start text:name="subsectionnumber_6"/>(<text:sequence text:ref-name="refsubsectionnumber5" text:name="subsectionnumber" style:num-format="1">1</text:sequence>)<text:reference-mark-end text:name="subsectionnumber_6"/><text:tab/>This Act shall only apply to a person who satisfies the requirements specified in <text:hidden-text text:condition="ooow:" text:string-value="P4:L25" text:is-hidden="true"/><text:span text:style-name="T4">subsection</text:span> <text:span text:style-name="T4"><text:reference-ref text:reference-format="text" text:ref-name="subsectionnumber_7">(2)</text:reference-ref></text:span> and <text:span text:style-name="T4"><text:reference-ref text:reference-format="text" text:ref-name="subsectionnumber_8">(3)</text:reference-ref></text:span>, or is part of the applicable group provided for in <text:span text:style-name="T4">subsection</text:span> <text:hidden-text text:condition="ooow:" text:string-value="P4:L26" text:is-hidden="true"/><text:span text:style-name="T4"><text:reference-ref text:reference-format="text" text:ref-name="subsectionnumber_9">(4)</text:reference-ref></text:span>.</text:p>
      <text:p text:style-name="subsection"><text:hidden-text text:condition="ooow:" text:string-value="P4:L27" text:is-hidden="true"/><text:tab/><text:reference-mark-start text:name="subsectionnumber_7"/>(<text:sequence text:ref-name="refsubsectionnumber6" text:name="subsectionnumber" text:formula="ooow:subsectionnumber+1" style:num-format="1">2</text:sequence>)<text:reference-mark-end text:name="subsectionnumber_7"/><text:tab/>The requirements specified by this subsection are as follows⁠—</text:p>
      <text:p text:style-name="paragraph"><text:hidden-text text:condition="ooow:" text:string-value="P4:L28" text:is-hidden="true"/><text:tab/><text:reference-mark-start text:name="paragraphnumber_5"/>(<text:sequence text:ref-name="refparagraphnumber4" text:name="paragraphnumber" text:formula="ooow:1" style:num-format="a">a</text:sequence>)<text:reference-mark-end text:name="paragraphnumber_5"/><text:tab/>the person has submitted an application for asylum under section 8 of the <text:hidden-text text:condition="ooow:" text:string-value="P4:L29" text:is-hidden="true"/>Refugee Act 1996, or</text:p>
      <text:p text:style-name="paragraph"><text:hidden-text text:condition="ooow:" text:string-value="P4:L30" text:is-hidden="true"/><text:tab/><text:reference-mark-start text:name="paragraphnumber_6"/>(<text:sequence text:ref-name="refparagraphnumber5" text:name="paragraphnumber" text:formula="ooow:paragraphnumber+1" style:num-format="a">b</text:sequence>)<text:reference-mark-end text:name="paragraphnumber_6"/><text:tab/>the person has submitted an application for subsidiary protection under regulation <text:hidden-text text:condition="ooow:" text:string-value="P4:L31" text:is-hidden="true"/>4 of European Communities (Eligibility for Protection) Regulations 2006 (S.I. <text:hidden-text text:condition="ooow:" text:string-value="P4:L32" text:is-hidden="true"/>No. 518 of 2006) or regulation 3 of European Union (Subsidiary Protection) <text:hidden-text text:condition="ooow:" text:string-value="P4:L33" text:is-hidden="true"/>Regulations 2013 (S.I. No. 426 of 2013), or</text:p>
      <text:p text:style-name="paragraph"><text:hidden-text text:condition="ooow:" text:string-value="P4:L34" text:is-hidden="true"/><text:tab/><text:reference-mark-start text:name="paragraphnumber_7"/>(<text:sequence text:ref-name="refparagraphnumber6" text:name="paragraphnumber" text:formula="ooow:paragraphnumber+1" style:num-format="a">c</text:sequence>)<text:reference-mark-end text:name="paragraphnumber_7"/><text:tab/>the person has made an application for leave to remain under section 3 of the <text:hidden-text text:condition="ooow:" text:string-value="P4:L35" text:is-hidden="true"/><text:alphabetical-index-mark text:string-value="Immigration Act 1999 (No. 22)"/><text:a xlink:type="simple" xlink:href="http://www.irishstatutebook.ie/1999/en/act/pub/0022/index.html">Immigration Act 1999</text:a>.</text:p>
      <text:p text:style-name="subsection"><text:hidden-text text:condition="ooow:" text:string-value="P4:L36" text:is-hidden="true"/><text:tab/><text:reference-mark-start text:name="subsectionnumber_8"/>(<text:sequence text:ref-name="refsubsectionnumber7" text:name="subsectionnumber" text:formula="ooow:subsectionnumber+1" style:num-format="1">3</text:sequence>)<text:reference-mark-end text:name="subsectionnumber_8"/><text:tab/>The requirements specified by this subsection are that a period of four years or more <text:hidden-text text:condition="ooow:" text:string-value="P4:L37" text:is-hidden="true"/>has elapsed since the application referred to in <text:span text:style-name="T4">subsection</text:span> <text:span text:style-name="T4"><text:reference-ref text:reference-format="text" text:ref-name="subsectionnumber_7">(2)</text:reference-ref></text:span> was submitted to the <text:soft-page-break/><text:hidden-text text:condition="ooow:" text:string-value="P5:L1" text:is-hidden="true"/>Minister and no decision has yet been made and communicated to the applicant in <text:hidden-text text:condition="ooow:" text:string-value="P5:L2" text:is-hidden="true"/>respect of that application.</text:p>
      <text:p text:style-name="subsection"><text:hidden-text text:condition="ooow:" text:string-value="P5:L3" text:is-hidden="true"/><text:tab/><text:reference-mark-start text:name="subsectionnumber_9"/>(<text:sequence text:ref-name="refsubsectionnumber8" text:name="subsectionnumber" text:formula="ooow:subsectionnumber+1" style:num-format="1">4</text:sequence>)<text:reference-mark-end text:name="subsectionnumber_9"/><text:tab/>The applicable group⁠—</text:p>
      <text:p text:style-name="paragraph"><text:hidden-text text:condition="ooow:" text:string-value="P5:L4" text:is-hidden="true"/><text:tab/><text:reference-mark-start text:name="paragraphnumber_8"/>(<text:sequence text:ref-name="refparagraphnumber7" text:name="paragraphnumber" text:formula="ooow:1" style:num-format="a">a</text:sequence>)<text:reference-mark-end text:name="paragraphnumber_8"/><text:tab/>includes any immediate family member of an applicant irrespective of whether <text:hidden-text text:condition="ooow:" text:string-value="P5:L5" text:is-hidden="true"/>that immediate family member meets the requirements provided for in <text:span text:style-name="T4">subsection</text:span> <text:hidden-text text:condition="ooow:" text:string-value="P5:L6" text:is-hidden="true"/><text:span text:style-name="T4"><text:reference-ref text:reference-format="text" text:ref-name="subsectionnumber_7">(2)</text:reference-ref></text:span> or <text:span text:style-name="T4"><text:reference-ref text:reference-format="text" text:ref-name="subsectionnumber_8">(3)</text:reference-ref></text:span>,</text:p>
      <text:p text:style-name="paragraph"><text:hidden-text text:condition="ooow:" text:string-value="P5:L7" text:is-hidden="true"/><text:tab/><text:reference-mark-start text:name="paragraphnumber_9"/>(<text:sequence text:ref-name="refparagraphnumber8" text:name="paragraphnumber" text:formula="ooow:paragraphnumber+1" style:num-format="a">b</text:sequence>)<text:reference-mark-end text:name="paragraphnumber_9"/><text:tab/>but does not include any person in respect of whom a deportation order has been <text:hidden-text text:condition="ooow:" text:string-value="P5:L8" text:is-hidden="true"/>issued on or before the date of the commencement of this Act, subject to <text:span text:style-name="T4">section</text:span> <text:hidden-text text:condition="ooow:" text:string-value="P5:L9" text:is-hidden="true"/><text:span text:style-name="T4"><text:reference-ref text:reference-format="text" text:ref-name="sectionnumber_4">5</text:reference-ref></text:span>, and to whom <text:span text:style-name="T4">subsection</text:span> <text:span text:style-name="T4"><text:reference-ref text:reference-format="text" text:ref-name="subsectionnumber_8">(3)</text:reference-ref></text:span> does not apply.</text:p>
      <text:p text:style-name="subsection"><text:hidden-text text:condition="ooow:" text:string-value="P5:L10" text:is-hidden="true"/><text:tab/><text:reference-mark-start text:name="subsectionnumber_10"/>(<text:sequence text:ref-name="refsubsectionnumber9" text:name="subsectionnumber" text:formula="ooow:subsectionnumber+1" style:num-format="1">5</text:sequence>)<text:reference-mark-end text:name="subsectionnumber_10"/><text:tab/>In this section⁠—</text:p>
      <text:p text:style-name="subsection"><text:hidden-text text:condition="ooow:" text:string-value="P5:L11" text:is-hidden="true"/><text:tab/><text:tab/>“applicant” means a person who has made an application referred to in <text:span text:style-name="T4">subsection</text:span> <text:span text:style-name="T4"><text:reference-ref text:reference-format="text" text:ref-name="subsectionnumber_7">(2)</text:reference-ref></text:span>;</text:p>
      <text:p text:style-name="subsection"><text:hidden-text text:condition="ooow:" text:string-value="P5:L12" text:is-hidden="true"/><text:tab/><text:tab/>“decision” refers to a final determination in respect of an application for asylum or <text:hidden-text text:condition="ooow:" text:string-value="P5:L13" text:is-hidden="true"/>subsidiary protection.</text:p>
      <text:p text:style-name="shouldernote"><text:hidden-text text:condition="ooow:" text:string-value="P5:L14" text:is-hidden="true"/><text:bookmark-start text:name="toc_book_9"/>Persons with a subsisting deportation order<text:bookmark-end text:name="toc_book_9"/></text:p>
      <text:p text:style-name="section"><text:hidden-text text:condition="ooow:" text:string-value="P5:L15" text:is-hidden="true"/><text:reference-mark-start text:name="sectionnumber_4"/><text:span text:style-name="T2"><text:sequence text:ref-name="refsectionnumber4" text:name="sectionnumber" text:formula="ooow:sectionnumber+1" style:num-format="1">5</text:sequence></text:span><text:reference-mark-end text:name="sectionnumber_4"/><text:span text:style-name="T2">.</text:span><text:tab/>Where a person is subject to a deportation order he or she shall be precluded from <text:hidden-text text:condition="ooow:" text:string-value="P5:L16" text:is-hidden="true"/>deriving any entitlement or benefit under this Act, unless each of the following <text:hidden-text text:condition="ooow:" text:string-value="P5:L17" text:is-hidden="true"/>conditions are met⁠—</text:p>
      <text:p text:style-name="paragraph"><text:hidden-text text:condition="ooow:" text:string-value="P5:L18" text:is-hidden="true"/><text:tab/><text:reference-mark-start text:name="paragraphnumber_10"/>(<text:sequence text:ref-name="refparagraphnumber9" text:name="paragraphnumber" text:formula="ooow:1" style:num-format="a">a</text:sequence>)<text:reference-mark-end text:name="paragraphnumber_10"/><text:tab/>the deportation order was not effected within one year of its initial issuance, and</text:p>
      <text:p text:style-name="paragraph"><text:hidden-text text:condition="ooow:" text:string-value="P5:L19" text:is-hidden="true"/><text:tab/><text:reference-mark-start text:name="paragraphnumber_11"/>(<text:sequence text:ref-name="refparagraphnumber10" text:name="paragraphnumber" text:formula="ooow:paragraphnumber+1" style:num-format="a">b</text:sequence>)<text:reference-mark-end text:name="paragraphnumber_11"/><text:tab/>there is no reasonable degree of likelihood that the deportation order will be <text:hidden-text text:condition="ooow:" text:string-value="P5:L20" text:is-hidden="true"/>effected within six months of the submission of an application under <text:span text:style-name="T4">section</text:span> <text:span text:style-name="T4"><text:reference-ref text:reference-format="text" text:ref-name="sectionnumber_3">6</text:reference-ref></text:span><text:span text:style-name="T4"><text:reference-ref text:reference-format="text" text:ref-name="subsectionnumber_11">(1)</text:reference-ref></text:span> <text:hidden-text text:condition="ooow:" text:string-value="P5:L21" text:is-hidden="true"/>or an application for renewal under <text:span text:style-name="T4">section</text:span> <text:span text:style-name="T4"><text:reference-ref text:reference-format="text" text:ref-name="sectionnumber_3">6</text:reference-ref></text:span><text:span text:style-name="T4"><text:reference-ref text:reference-format="text" text:ref-name="subsectionnumber_13">(3)</text:reference-ref></text:span>.</text:p>
      <text:p text:style-name="shouldernote"><text:hidden-text text:condition="ooow:" text:string-value="P5:L22" text:is-hidden="true"/><text:bookmark-start text:name="toc_book_10"/>Automatic recognition of residency status<text:bookmark-end text:name="toc_book_10"/></text:p>
      <text:p text:style-name="subsection"><text:hidden-text text:condition="ooow:" text:string-value="P5:L23" text:is-hidden="true"/><text:reference-mark-start text:name="sectionnumber_3"/><text:span text:style-name="T3"><text:sequence text:ref-name="refsectionnumber5" text:name="sectionnumber" text:formula="ooow:sectionnumber+1" style:num-format="1">6</text:sequence></text:span><text:reference-mark-end text:name="sectionnumber_3"/><text:span text:style-name="T3">.</text:span><text:tab/><text:reference-mark-start text:name="subsectionnumber_11"/>(<text:sequence text:ref-name="refsubsectionnumber10" text:name="subsectionnumber" style:num-format="1">1</text:sequence>)<text:reference-mark-end text:name="subsectionnumber_11"/><text:tab/>Once a person satisfies the requirements of <text:span text:style-name="T4">section</text:span> <text:span text:style-name="T4"><text:reference-ref text:reference-format="text" text:ref-name="sectionnumber_8">4</text:reference-ref></text:span> and the person is not precluded <text:hidden-text text:condition="ooow:" text:string-value="P5:L24" text:is-hidden="true"/>under <text:span text:style-name="T4">section</text:span> <text:span text:style-name="T4"><text:reference-ref text:reference-format="text" text:ref-name="sectionnumber_4">5</text:reference-ref></text:span>, the Minister shall, on foot of an application made to him or her under <text:hidden-text text:condition="ooow:" text:string-value="P5:L25" text:is-hidden="true"/>this section, issue a residence permit to that person and also to immediate family <text:hidden-text text:condition="ooow:" text:string-value="P5:L26" text:is-hidden="true"/>members of that person.</text:p>
      <text:p text:style-name="subsection"><text:hidden-text text:condition="ooow:" text:string-value="P5:L27" text:is-hidden="true"/><text:tab/><text:reference-mark-start text:name="subsectionnumber_12"/>(<text:sequence text:ref-name="refsubsectionnumber11" text:name="subsectionnumber" text:formula="ooow:subsectionnumber+1" style:num-format="1">2</text:sequence>)<text:reference-mark-end text:name="subsectionnumber_12"/><text:tab/>An application which is made under <text:span text:style-name="T4">subsection</text:span> <text:span text:style-name="T4"><text:reference-ref text:reference-format="text" text:ref-name="subsectionnumber_11">(1)</text:reference-ref></text:span> shall be processed and a final <text:hidden-text text:condition="ooow:" text:string-value="P5:L28" text:is-hidden="true"/>decision issued within six months of the date on which a duly completed application <text:hidden-text text:condition="ooow:" text:string-value="P5:L29" text:is-hidden="true"/>has been received.</text:p>
      <text:p text:style-name="subsection"><text:hidden-text text:condition="ooow:" text:string-value="P5:L30" text:is-hidden="true"/><text:tab/><text:reference-mark-start text:name="subsectionnumber_13"/>(<text:sequence text:ref-name="refsubsectionnumber12" text:name="subsectionnumber" text:formula="ooow:subsectionnumber+1" style:num-format="1">3</text:sequence>)<text:reference-mark-end text:name="subsectionnumber_13"/><text:tab/>A residence permit which is issued under this section shall be⁠—</text:p>
      <text:p text:style-name="paragraph"><text:hidden-text text:condition="ooow:" text:string-value="P5:L31" text:is-hidden="true"/><text:tab/><text:reference-mark-start text:name="paragraphnumber_12"/>(<text:sequence text:ref-name="refparagraphnumber11" text:name="paragraphnumber" text:formula="ooow:1" style:num-format="a">a</text:sequence>)<text:reference-mark-end text:name="paragraphnumber_12"/><text:tab/>valid for a period of not less than three years, and</text:p>
      <text:p text:style-name="paragraph"><text:hidden-text text:condition="ooow:" text:string-value="P5:L32" text:is-hidden="true"/><text:tab/><text:reference-mark-start text:name="paragraphnumber_13"/>(<text:sequence text:ref-name="refparagraphnumber12" text:name="paragraphnumber" text:formula="ooow:paragraphnumber+1" style:num-format="a">b</text:sequence>)<text:reference-mark-end text:name="paragraphnumber_13"/><text:tab/>be renewable, subject to the provisions of <text:span text:style-name="T4">section</text:span> <text:span text:style-name="T4"><text:reference-ref text:reference-format="text" text:ref-name="sectionnumber_4">5</text:reference-ref></text:span>.</text:p>
      <text:p text:style-name="subsection"><text:hidden-text text:condition="ooow:" text:string-value="P5:L33" text:is-hidden="true"/><text:tab/><text:reference-mark-start text:name="subsectionnumber_14"/>(<text:sequence text:ref-name="refsubsectionnumber13" text:name="subsectionnumber" text:formula="ooow:subsectionnumber+1" style:num-format="1">4</text:sequence>)<text:reference-mark-end text:name="subsectionnumber_14"/><text:tab/>An application under <text:span text:style-name="T4">subsection</text:span> <text:span text:style-name="T4"><text:reference-ref text:reference-format="text" text:ref-name="subsectionnumber_11">(1)</text:reference-ref></text:span> or an application for renewal under <text:span text:style-name="T4">subsection</text:span> <text:span text:style-name="T4"><text:reference-ref text:reference-format="text" text:ref-name="subsectionnumber_13">(3)</text:reference-ref></text:span> <text:hidden-text text:condition="ooow:" text:string-value="P5:L34" text:is-hidden="true"/>shall be made using the prescribed form.</text:p>
      <text:p text:style-name="shouldernote"><text:hidden-text text:condition="ooow:" text:string-value="P5:L35" text:is-hidden="true"/><text:bookmark-start text:name="toc_book_11"/>Rights of regularised persons<text:bookmark-end text:name="toc_book_11"/></text:p>
      <text:p text:style-name="subsection"><text:hidden-text text:condition="ooow:" text:string-value="P5:L36" text:is-hidden="true"/><text:reference-mark-start text:name="sectionnumber_6"/><text:span text:style-name="T2"><text:sequence text:ref-name="refsectionnumber6" text:name="sectionnumber" text:formula="ooow:sectionnumber+1" style:num-format="1">7</text:sequence></text:span><text:reference-mark-end text:name="sectionnumber_6"/><text:span text:style-name="T2">.</text:span><text:tab/><text:reference-mark-start text:name="subsectionnumber_15"/>(<text:sequence text:ref-name="refsubsectionnumber14" text:name="subsectionnumber" style:num-format="1">1</text:sequence>)<text:reference-mark-end text:name="subsectionnumber_15"/><text:tab/>A person who is the holder of a current valid residence permit which has been issued <text:hidden-text text:condition="ooow:" text:string-value="P5:L37" text:is-hidden="true"/>under <text:span text:style-name="T4">section</text:span> <text:span text:style-name="T4"><text:reference-ref text:reference-format="text" text:ref-name="sectionnumber_3">6</text:reference-ref></text:span> shall be entitled to the same rights and privileges as those conferred <text:soft-page-break/><text:hidden-text text:condition="ooow:" text:string-value="P6:L1" text:is-hidden="true"/>by law on persons generally who are not Irish citizens (as distinct from such rights or <text:hidden-text text:condition="ooow:" text:string-value="P6:L2" text:is-hidden="true"/>privileges conferred on any particular person or group of such persons).</text:p>
      <text:p text:style-name="subsection"><text:hidden-text text:condition="ooow:" text:string-value="P6:L3" text:is-hidden="true"/><text:tab/><text:reference-mark-start text:name="subsectionnumber_16"/>(<text:sequence text:ref-name="refsubsectionnumber15" text:name="subsectionnumber" text:formula="ooow:subsectionnumber+1" style:num-format="1">2</text:sequence>)<text:reference-mark-end text:name="subsectionnumber_16"/><text:tab/>Without prejudice to the generality of <text:span text:style-name="T4">subsection</text:span> <text:span text:style-name="T4"><text:reference-ref text:reference-format="text" text:ref-name="subsectionnumber_15">(1)</text:reference-ref></text:span>, a person who is the holder of a <text:hidden-text text:condition="ooow:" text:string-value="P6:L4" text:is-hidden="true"/>current valid residence permit which has been issued under <text:span text:style-name="T4">section</text:span> <text:span text:style-name="T4"><text:reference-ref text:reference-format="text" text:ref-name="sectionnumber_3">6</text:reference-ref></text:span> shall⁠—</text:p>
      <text:p text:style-name="paragraph"><text:hidden-text text:condition="ooow:" text:string-value="P6:L5" text:is-hidden="true"/><text:tab/><text:reference-mark-start text:name="paragraphnumber_14"/>(<text:sequence text:ref-name="refparagraphnumber13" text:name="paragraphnumber" text:formula="ooow:1" style:num-format="a">a</text:sequence>)<text:reference-mark-end text:name="paragraphnumber_14"/><text:tab/>be entitled to reside in the State,</text:p>
      <text:p text:style-name="paragraph"><text:hidden-text text:condition="ooow:" text:string-value="P6:L6" text:is-hidden="true"/><text:tab/><text:reference-mark-start text:name="paragraphnumber_15"/>(<text:sequence text:ref-name="refparagraphnumber14" text:name="paragraphnumber" text:formula="ooow:paragraphnumber+1" style:num-format="a">b</text:sequence>)<text:reference-mark-end text:name="paragraphnumber_15"/><text:tab/>enjoy the same rights of travel within, or to or from the State as those to which <text:hidden-text text:condition="ooow:" text:string-value="P6:L7" text:is-hidden="true"/>Irish citizens are entitled,</text:p>
      <text:p text:style-name="paragraph"><text:hidden-text text:condition="ooow:" text:string-value="P6:L8" text:is-hidden="true"/><text:tab/><text:reference-mark-start text:name="paragraphnumber_16"/>(<text:sequence text:ref-name="refparagraphnumber15" text:name="paragraphnumber" text:formula="ooow:paragraphnumber+1" style:num-format="a">c</text:sequence>)<text:reference-mark-end text:name="paragraphnumber_16"/><text:tab/>have the same freedom to practise religion and the same freedom as regards the <text:hidden-text text:condition="ooow:" text:string-value="P6:L9" text:is-hidden="true"/>religious education of his or her child as those to which Irish citizens are entitled,</text:p>
      <text:p text:style-name="paragraph"><text:hidden-text text:condition="ooow:" text:string-value="P6:L10" text:is-hidden="true"/><text:tab/><text:reference-mark-start text:name="paragraphnumber_17"/>(<text:sequence text:ref-name="refparagraphnumber16" text:name="paragraphnumber" text:formula="ooow:paragraphnumber+1" style:num-format="a">d</text:sequence>)<text:reference-mark-end text:name="paragraphnumber_17"/><text:tab/>be entitled to seek and enter into employment or to carry on any business, trade <text:hidden-text text:condition="ooow:" text:string-value="P6:L11" text:is-hidden="true"/>or profession in the like manner and to the like extent in all respects as an Irish <text:hidden-text text:condition="ooow:" text:string-value="P6:L12" text:is-hidden="true"/>citizen,</text:p>
      <text:p text:style-name="paragraph"><text:hidden-text text:condition="ooow:" text:string-value="P6:L13" text:is-hidden="true"/><text:tab/><text:reference-mark-start text:name="paragraphnumber_18"/>(<text:sequence text:ref-name="refparagraphnumber17" text:name="paragraphnumber" text:formula="ooow:paragraphnumber+1" style:num-format="a">e</text:sequence>)<text:reference-mark-end text:name="paragraphnumber_18"/><text:tab/>the right to form and be a member of any association or trade union in the like <text:hidden-text text:condition="ooow:" text:string-value="P6:L14" text:is-hidden="true"/>manner and to the like extent in all respects as an Irish citizen,</text:p>
      <text:p text:style-name="paragraph"><text:hidden-text text:condition="ooow:" text:string-value="P6:L15" text:is-hidden="true"/><text:tab/><text:reference-mark-start text:name="paragraphnumber_19"/>(<text:sequence text:ref-name="refparagraphnumber18" text:name="paragraphnumber" text:formula="ooow:paragraphnumber+1" style:num-format="a">f</text:sequence>)<text:reference-mark-end text:name="paragraphnumber_19"/><text:tab/>have access to the courts in the like manner and to the like extent in all respects <text:hidden-text text:condition="ooow:" text:string-value="P6:L16" text:is-hidden="true"/>as an Irish citizen,</text:p>
      <text:p text:style-name="paragraph"><text:hidden-text text:condition="ooow:" text:string-value="P6:L17" text:is-hidden="true"/><text:tab/><text:reference-mark-start text:name="paragraphnumber_20"/>(<text:sequence text:ref-name="refparagraphnumber19" text:name="paragraphnumber" text:formula="ooow:paragraphnumber+1" style:num-format="a">g</text:sequence>)<text:reference-mark-end text:name="paragraphnumber_20"/><text:tab/>have access to education and training in the State in the like manner and to the <text:hidden-text text:condition="ooow:" text:string-value="P6:L18" text:is-hidden="true"/>like extent in all respects as an Irish citizen,</text:p>
      <text:p text:style-name="paragraph"><text:hidden-text text:condition="ooow:" text:string-value="P6:L19" text:is-hidden="true"/><text:tab/><text:reference-mark-start text:name="paragraphnumber_21"/>(<text:sequence text:ref-name="refparagraphnumber20" text:name="paragraphnumber" text:formula="ooow:paragraphnumber+1" style:num-format="a">h</text:sequence>)<text:reference-mark-end text:name="paragraphnumber_21"/><text:tab/>be entitled to receive, upon and subject to the terms and conditions applicable to <text:hidden-text text:condition="ooow:" text:string-value="P6:L20" text:is-hidden="true"/>Irish citizens, the same medical care and services as those to which Irish citizens <text:hidden-text text:condition="ooow:" text:string-value="P6:L21" text:is-hidden="true"/>are entitled, and</text:p>
      <text:p text:style-name="paragraph"><text:hidden-text text:condition="ooow:" text:string-value="P6:L22" text:is-hidden="true"/><text:tab/><text:reference-mark-start text:name="paragraphnumber_22"/>(<text:sequence text:ref-name="refparagraphnumber21" text:name="paragraphnumber" text:formula="ooow:paragraphnumber+1" style:num-format="a">i</text:sequence>)<text:reference-mark-end text:name="paragraphnumber_22"/><text:tab/>be entitled to receive, upon and subject to the terms and conditions applicable to <text:hidden-text text:condition="ooow:" text:string-value="P6:L23" text:is-hidden="true"/>Irish citizens, the same social welfare benefits as those to which Irish citizens are <text:hidden-text text:condition="ooow:" text:string-value="P6:L24" text:is-hidden="true"/>entitled.</text:p>
      <text:p text:style-name="subsection"><text:hidden-text text:condition="ooow:" text:string-value="P6:L25" text:is-hidden="true"/><text:tab/><text:reference-mark-start text:name="subsectionnumber_17"/>(<text:sequence text:ref-name="refsubsectionnumber16" text:name="subsectionnumber" text:formula="ooow:subsectionnumber+1" style:num-format="1">3</text:sequence>)<text:reference-mark-end text:name="subsectionnumber_17"/><text:tab/>Without prejudice to the generality of <text:span text:style-name="T5">subsection </text:span><text:span text:style-name="T5"><text:reference-ref text:reference-format="text" text:ref-name="subsectionnumber_15">(1)</text:reference-ref></text:span>, or section 3 of the <text:alphabetical-index-mark text:string-value="Aliens Act 1935 (No. 14)"/><text:a xlink:type="simple" xlink:href="http://www.irishstatutebook.ie/1935/en/act/pub/0014/index.html">Aliens Act </text:a><text:a xlink:type="simple" xlink:href="http://www.irishstatutebook.ie/1935/en/act/pub/0014/index.html"><text:hidden-text text:condition="ooow:" text:string-value="P6:L26" text:is-hidden="true"/></text:a><text:a xlink:type="simple" xlink:href="http://www.irishstatutebook.ie/1935/en/act/pub/0014/index.html">1935</text:a>, and notwithstanding anything contained in section 45 of the <text:alphabetical-index-mark text:string-value="Land Act 1965 (No. 2)"/>Land Act 1965, <text:hidden-text text:condition="ooow:" text:string-value="P6:L27" text:is-hidden="true"/>section 16 of the <text:alphabetical-index-mark text:string-value="Mercantile Marine Act 1955 (No. 29)"/><text:a xlink:type="simple" xlink:href="http://www.oireachtas.ie/">Mercantile Marine Act 1955</text:a>, or an order under the <text:alphabetical-index-mark text:string-value="Air Navigation and Transport Act 1946 (No. 23)"/>Air Navigation <text:hidden-text text:condition="ooow:" text:string-value="P6:L28" text:is-hidden="true"/>and Transport Act 1946, a person issued with a residence permit under <text:span text:style-name="T5">section </text:span><text:span text:style-name="T5"><text:reference-ref text:reference-format="text" text:ref-name="sectionnumber_3">6</text:reference-ref></text:span><text:span text:style-name="T5"><text:reference-ref text:reference-format="text" text:ref-name="subsectionnumber_13">(3)</text:reference-ref></text:span> of <text:hidden-text text:condition="ooow:" text:string-value="P6:L29" text:is-hidden="true"/>this Act shall be entitled to acquire, hold, dispose or otherwise deal with real or <text:hidden-text text:condition="ooow:" text:string-value="P6:L30" text:is-hidden="true"/>personal property or an interest in such property in the like manner, to the like extent <text:hidden-text text:condition="ooow:" text:string-value="P6:L31" text:is-hidden="true"/>and subject to the like obligations and limitations as an Irish citizen.</text:p>
      <text:p text:style-name="subsection"><text:hidden-text text:condition="ooow:" text:string-value="P6:L32" text:is-hidden="true"/><text:tab/><text:reference-mark-start text:name="subsectionnumber_18"/>(<text:sequence text:ref-name="refsubsectionnumber17" text:name="subsectionnumber" text:formula="ooow:subsectionnumber+1" style:num-format="1">4</text:sequence>)<text:reference-mark-end text:name="subsectionnumber_18"/><text:tab/>In this section “social welfare benefits” includes any payment or services provided for <text:hidden-text text:condition="ooow:" text:string-value="P6:L33" text:is-hidden="true"/>in or under the <text:alphabetical-index-mark text:string-value="Social Welfare Consolidation Act 2005 (No. 26)"/><text:a xlink:type="simple" xlink:href="http://www.irishstatutebook.ie/2005/en/act/pub/0026/index.html"><text:span text:style-name="T6">Social Welfare Consolidation Act 2005</text:span></text:a>, the <text:alphabetical-index-mark-start text:id="IMark424299580"/>Health Acts 1947 to 2007<text:alphabetical-index-mark-end text:id="IMark424299580"/>, <text:hidden-text text:condition="ooow:" text:string-value="P6:L34" text:is-hidden="true"/>and the <text:alphabetical-index-mark-start text:id="IMark425132136"/>Housing Acts 1966 to 2009<text:alphabetical-index-mark-end text:id="IMark425132136"/>.</text:p>
      <text:p text:style-name="shouldernote"><text:hidden-text text:condition="ooow:" text:string-value="P6:L35" text:is-hidden="true"/><text:bookmark-start text:name="toc_book_12"/>Exclusions<text:bookmark-end text:name="toc_book_12"/></text:p>
      <text:p text:style-name="subsection"><text:hidden-text text:condition="ooow:" text:string-value="P6:L36" text:is-hidden="true"/><text:reference-mark-start text:name="sectionnumber_5"/><text:span text:style-name="T3"><text:sequence text:ref-name="refsectionnumber7" text:name="sectionnumber" text:formula="ooow:sectionnumber+1" style:num-format="1">8</text:sequence></text:span><text:reference-mark-end text:name="sectionnumber_5"/><text:span text:style-name="T3">.</text:span><text:tab/><text:reference-mark-start text:name="subsectionnumber_19"/>(<text:sequence text:ref-name="refsubsectionnumber18" text:name="subsectionnumber" style:num-format="1">1</text:sequence>)<text:reference-mark-end text:name="subsectionnumber_19"/><text:tab/>In respect of a residence permit which has been granted under <text:span text:style-name="T4">section</text:span> <text:span text:style-name="T4"><text:reference-ref text:reference-format="text" text:ref-name="sectionnumber_3">6</text:reference-ref></text:span>, the Minister <text:hidden-text text:condition="ooow:" text:string-value="P6:L37" text:is-hidden="true"/>may⁠—</text:p>
      <text:p text:style-name="paragraph"><text:hidden-text text:condition="ooow:" text:string-value="P6:L38" text:is-hidden="true"/><text:tab/><text:reference-mark-start text:name="paragraphnumber_23"/>(<text:sequence text:ref-name="refparagraphnumber22" text:name="paragraphnumber" text:formula="ooow:1" style:num-format="a">a</text:sequence>)<text:reference-mark-end text:name="paragraphnumber_23"/><text:tab/>revoke the residence permit, and</text:p>
      <text:p text:style-name="paragraph"><text:hidden-text text:condition="ooow:" text:string-value="P6:L39" text:is-hidden="true"/><text:tab/><text:reference-mark-start text:name="paragraphnumber_24"/>(<text:sequence text:ref-name="refparagraphnumber23" text:name="paragraphnumber" text:formula="ooow:paragraphnumber+1" style:num-format="a">b</text:sequence>)<text:reference-mark-end text:name="paragraphnumber_24"/><text:tab/>issue a deportation order,</text:p>
      <text:p text:style-name="subsection"><text:hidden-text text:condition="ooow:" text:string-value="P6:L40" text:is-hidden="true"/><text:tab/><text:tab/>where one or more of the following circumstances arise:</text:p>
      <text:p text:style-name="subparagraph"><text:soft-page-break/><text:hidden-text text:condition="ooow:" text:string-value="P7:L1" text:is-hidden="true"/><text:tab/><text:reference-mark-start text:name="subparagraphnumber_1"/>(<text:sequence text:ref-name="refsubparagraphnumber0" text:name="subparagraphnumber" text:formula="ooow:1" style:num-format="i">i</text:sequence>)<text:reference-mark-end text:name="subparagraphnumber_1"/><text:tab/>the person has been ordered by a court in the State to serve a term of <text:hidden-text text:condition="ooow:" text:string-value="P7:L2" text:is-hidden="true"/>imprisonment of one year or more;</text:p>
      <text:p text:style-name="subparagraph"><text:hidden-text text:condition="ooow:" text:string-value="P7:L3" text:is-hidden="true"/><text:tab/><text:reference-mark-start text:name="subparagraphnumber_2"/>(<text:sequence text:ref-name="refsubparagraphnumber1" text:name="subparagraphnumber" text:formula="ooow:subparagraphnumber+1" style:num-format="i">ii</text:sequence>)<text:reference-mark-end text:name="subparagraphnumber_2"/><text:tab/>the deportation of the person has been recommended by a court in the State <text:hidden-text text:condition="ooow:" text:string-value="P7:L4" text:is-hidden="true"/>before which such person was convicted of any crime or offence which carries a <text:hidden-text text:condition="ooow:" text:string-value="P7:L5" text:is-hidden="true"/>term of imprisonment (effected or suspended) of more than one year;</text:p>
      <text:p text:style-name="subparagraph"><text:hidden-text text:condition="ooow:" text:string-value="P7:L6" text:is-hidden="true"/><text:tab/><text:reference-mark-start text:name="subparagraphnumber_3"/>(<text:sequence text:ref-name="refsubparagraphnumber2" text:name="subparagraphnumber" text:formula="ooow:subparagraphnumber+1" style:num-format="i">iii</text:sequence>)<text:reference-mark-end text:name="subparagraphnumber_3"/><text:tab/>the deportation of the person would in the opinion of the Minister, be conducive <text:hidden-text text:condition="ooow:" text:string-value="P7:L7" text:is-hidden="true"/>to the common good;</text:p>
      <text:p text:style-name="subparagraph"><text:hidden-text text:condition="ooow:" text:string-value="P7:L8" text:is-hidden="true"/><text:tab/><text:reference-mark-start text:name="subparagraphnumber_4"/>(<text:sequence text:ref-name="refsubparagraphnumber3" text:name="subparagraphnumber" text:formula="ooow:subparagraphnumber+1" style:num-format="i">iv</text:sequence>)<text:reference-mark-end text:name="subparagraphnumber_4"/><text:tab/>the person was committed to prison in a former country of origin or previous <text:hidden-text text:condition="ooow:" text:string-value="P7:L9" text:is-hidden="true"/>country of residence for a period of one year or more, provided that⁠—</text:p>
      <text:p text:style-name="clause"><text:hidden-text text:condition="ooow:" text:string-value="P7:L10" text:is-hidden="true"/><text:tab/><text:reference-mark-start text:name="clausenumber_1"/>(<text:sequence text:ref-name="refclausenumber0" text:name="clausenumber" text:formula="ooow:1" style:num-format="I">I</text:sequence>)<text:reference-mark-end text:name="clausenumber_1"/><text:tab/>such an offence is also a criminal offence in this country,</text:p>
      <text:p text:style-name="clause"><text:hidden-text text:condition="ooow:" text:string-value="P7:L11" text:is-hidden="true"/><text:tab/><text:reference-mark-start text:name="clausenumber_2"/>(<text:sequence text:ref-name="refclausenumber1" text:name="clausenumber" text:formula="ooow:clausenumber+1" style:num-format="I">II</text:sequence>)<text:reference-mark-end text:name="clausenumber_2"/><text:tab/>the decision to impose a term of imprisonment was taken by an independent <text:hidden-text text:condition="ooow:" text:string-value="P7:L12" text:is-hidden="true"/>judicial authority,</text:p>
      <text:p text:style-name="clause"><text:hidden-text text:condition="ooow:" text:string-value="P7:L13" text:is-hidden="true"/><text:tab/><text:reference-mark-start text:name="clausenumber_3"/>(<text:sequence text:ref-name="refclausenumber2" text:name="clausenumber" text:formula="ooow:clausenumber+1" style:num-format="I">III</text:sequence>)<text:reference-mark-end text:name="clausenumber_3"/><text:tab/>the person had benefit of legal advice and legal representation or had <text:hidden-text text:condition="ooow:" text:string-value="P7:L14" text:is-hidden="true"/>declined an opportunity to accept such advice or representation,</text:p>
      <text:p text:style-name="clause"><text:hidden-text text:condition="ooow:" text:string-value="P7:L15" text:is-hidden="true"/><text:tab/><text:reference-mark-start text:name="clausenumber_4"/>(<text:sequence text:ref-name="refclausenumber3" text:name="clausenumber" text:formula="ooow:clausenumber+1" style:num-format="I">IV</text:sequence>)<text:reference-mark-end text:name="clausenumber_4"/><text:tab/>the court in which this sentence was delivered was one that, in the specifics <text:hidden-text text:condition="ooow:" text:string-value="P7:L16" text:is-hidden="true"/>of the particular case, was seeking to uphold the rule of law;</text:p>
      <text:p text:style-name="subparagraph"><text:hidden-text text:condition="ooow:" text:string-value="P7:L17" text:is-hidden="true"/><text:tab/><text:reference-mark-start text:name="subparagraphnumber_5"/>(<text:sequence text:ref-name="refsubparagraphnumber4" text:name="subparagraphnumber" text:formula="ooow:subparagraphnumber+1" style:num-format="i">v</text:sequence>)<text:reference-mark-end text:name="subparagraphnumber_5"/><text:tab/>the person has falsified or concealed information in an application made under <text:hidden-text text:condition="ooow:" text:string-value="P7:L18" text:is-hidden="true"/><text:span text:style-name="T4">section</text:span> <text:span text:style-name="T5"><text:reference-ref text:reference-format="text" text:ref-name="sectionnumber_3">6</text:reference-ref></text:span>, or in an application for asylum, an application for subsidiary <text:hidden-text text:condition="ooow:" text:string-value="P7:L19" text:is-hidden="true"/>protection, or an application for leave to remain.</text:p>
      <text:p text:style-name="subsection"><text:hidden-text text:condition="ooow:" text:string-value="P7:L20" text:is-hidden="true"/><text:tab/><text:reference-mark-start text:name="subsectionnumber_20"/>(<text:sequence text:ref-name="refsubsectionnumber19" text:name="subsectionnumber" text:formula="ooow:subsectionnumber+1" style:num-format="1">2</text:sequence>)<text:reference-mark-end text:name="subsectionnumber_20"/><text:tab/>Where the Minister proposes to exercise the power provided for in <text:span text:style-name="T4">subsection</text:span> <text:span text:style-name="T4"><text:reference-ref text:reference-format="text" text:ref-name="subsectionnumber_19">(1)</text:reference-ref></text:span>, he <text:hidden-text text:condition="ooow:" text:string-value="P7:L21" text:is-hidden="true"/>or she shall⁠—</text:p>
      <text:p text:style-name="paragraph"><text:hidden-text text:condition="ooow:" text:string-value="P7:L22" text:is-hidden="true"/><text:tab/><text:reference-mark-start text:name="paragraphnumber_25"/>(<text:sequence text:ref-name="refparagraphnumber24" text:name="paragraphnumber" text:formula="ooow:1" style:num-format="a">a</text:sequence>)<text:reference-mark-end text:name="paragraphnumber_25"/><text:tab/>inform the person who it is proposed will be subject of that decision, and</text:p>
      <text:p text:style-name="paragraph"><text:hidden-text text:condition="ooow:" text:string-value="P7:L23" text:is-hidden="true"/><text:tab/><text:reference-mark-start text:name="paragraphnumber_26"/>(<text:sequence text:ref-name="refparagraphnumber25" text:name="paragraphnumber" text:formula="ooow:paragraphnumber+1" style:num-format="a">b</text:sequence>)<text:reference-mark-end text:name="paragraphnumber_26"/><text:tab/>shall have regard to the following:</text:p>
      <text:p text:style-name="subparagraph"><text:hidden-text text:condition="ooow:" text:string-value="P7:L24" text:is-hidden="true"/><text:tab/><text:reference-mark-start text:name="subparagraphnumber_6"/>(<text:sequence text:ref-name="refsubparagraphnumber5" text:name="subparagraphnumber" text:formula="ooow:1" style:num-format="i">i</text:sequence>)<text:reference-mark-end text:name="subparagraphnumber_6"/><text:tab/>any representations made by the individual in response to the proposal;</text:p>
      <text:p text:style-name="subparagraph"><text:hidden-text text:condition="ooow:" text:string-value="P7:L25" text:is-hidden="true"/><text:tab/><text:reference-mark-start text:name="subparagraphnumber_7"/>(<text:sequence text:ref-name="refsubparagraphnumber6" text:name="subparagraphnumber" text:formula="ooow:subparagraphnumber+1" style:num-format="i">ii</text:sequence>)<text:reference-mark-end text:name="subparagraphnumber_7"/><text:tab/>the length of residence of the individual in the State;</text:p>
      <text:p text:style-name="subparagraph"><text:hidden-text text:condition="ooow:" text:string-value="P7:L26" text:is-hidden="true"/><text:tab/><text:reference-mark-start text:name="subparagraphnumber_8"/>(<text:sequence text:ref-name="refsubparagraphnumber7" text:name="subparagraphnumber" text:formula="ooow:subparagraphnumber+1" style:num-format="i">iii</text:sequence>)<text:reference-mark-end text:name="subparagraphnumber_8"/><text:tab/>employment record (if any) in the State;</text:p>
      <text:p text:style-name="subparagraph"><text:hidden-text text:condition="ooow:" text:string-value="P7:L27" text:is-hidden="true"/><text:tab/><text:reference-mark-start text:name="subparagraphnumber_9"/>(<text:sequence text:ref-name="refsubparagraphnumber8" text:name="subparagraphnumber" text:formula="ooow:subparagraphnumber+1" style:num-format="i">iv</text:sequence>)<text:reference-mark-end text:name="subparagraphnumber_9"/><text:tab/>the right of that individual to enjoy family life, and in particular the right of <text:hidden-text text:condition="ooow:" text:string-value="P7:L28" text:is-hidden="true"/>any children to the care and company of parent(s) or guardians;</text:p>
      <text:p text:style-name="subparagraph"><text:hidden-text text:condition="ooow:" text:string-value="P7:L29" text:is-hidden="true"/><text:tab/><text:reference-mark-start text:name="subparagraphnumber_10"/>(<text:sequence text:ref-name="refsubparagraphnumber9" text:name="subparagraphnumber" text:formula="ooow:subparagraphnumber+1" style:num-format="i">v</text:sequence>)<text:reference-mark-end text:name="subparagraphnumber_10"/><text:tab/>humanitarian considerations;</text:p>
      <text:p text:style-name="subparagraph"><text:hidden-text text:condition="ooow:" text:string-value="P7:L30" text:is-hidden="true"/><text:tab/><text:reference-mark-start text:name="subparagraphnumber_11"/>(<text:sequence text:ref-name="refsubparagraphnumber10" text:name="subparagraphnumber" text:formula="ooow:subparagraphnumber+1" style:num-format="i">vi</text:sequence>)<text:reference-mark-end text:name="subparagraphnumber_11"/><text:tab/>the common good; and</text:p>
      <text:p text:style-name="subparagraph"><text:hidden-text text:condition="ooow:" text:string-value="P7:L31" text:is-hidden="true"/><text:tab/><text:reference-mark-start text:name="subparagraphnumber_12"/>(<text:sequence text:ref-name="refsubparagraphnumber11" text:name="subparagraphnumber" text:formula="ooow:subparagraphnumber+1" style:num-format="i">vii</text:sequence>)<text:reference-mark-end text:name="subparagraphnumber_12"/><text:tab/>considerations of public policy or national security.</text:p>
      <text:p text:style-name="subsection"><text:hidden-text text:condition="ooow:" text:string-value="P7:L32" text:is-hidden="true"/><text:tab/><text:reference-mark-start text:name="subsectionnumber_21"/>(<text:sequence text:ref-name="refsubsectionnumber20" text:name="subsectionnumber" text:formula="ooow:subsectionnumber+1" style:num-format="1">3</text:sequence>)<text:reference-mark-end text:name="subsectionnumber_21"/><text:tab/>Where a person has been informed under <text:span text:style-name="T4">subsection</text:span> <text:span text:style-name="T4"><text:reference-ref text:reference-format="text" text:ref-name="subsectionnumber_20">(2)</text:reference-ref></text:span><text:span text:style-name="T4"><text:reference-ref text:reference-format="text" text:ref-name="paragraphnumber_25">(a)</text:reference-ref></text:span> of the proposal by the <text:hidden-text text:condition="ooow:" text:string-value="P7:L33" text:is-hidden="true"/>Minister to exercise his or her power under <text:span text:style-name="T4">subsection</text:span> <text:span text:style-name="T4"><text:reference-ref text:reference-format="text" text:ref-name="subsectionnumber_19">(1)</text:reference-ref></text:span>, a final decision on the <text:hidden-text text:condition="ooow:" text:string-value="P7:L34" text:is-hidden="true"/>exercise of that power shall be notified to the person within six months of the initial <text:hidden-text text:condition="ooow:" text:string-value="P7:L35" text:is-hidden="true"/>communication by the Minister under <text:span text:style-name="T4">subsection</text:span> <text:span text:style-name="T4"><text:reference-ref text:reference-format="text" text:ref-name="subsectionnumber_20">(2)</text:reference-ref></text:span><text:span text:style-name="T4"><text:reference-ref text:reference-format="text" text:ref-name="paragraphnumber_25">(a)</text:reference-ref></text:span>.</text:p>
      <text:p text:style-name="subsection"><text:hidden-text text:condition="ooow:" text:string-value="P7:L36" text:is-hidden="true"/><text:tab/><text:reference-mark-start text:name="subsectionnumber_22"/>(<text:sequence text:ref-name="refsubsectionnumber21" text:name="subsectionnumber" text:formula="ooow:subsectionnumber+1" style:num-format="1">4</text:sequence>)<text:reference-mark-end text:name="subsectionnumber_22"/><text:tab/>For the avoidance of doubt, the power contained in <text:span text:style-name="T4">subsection</text:span> <text:span text:style-name="T4"><text:reference-ref text:reference-format="text" text:ref-name="subsectionnumber_19">(1)</text:reference-ref></text:span><text:span text:style-name="T4">⁠—</text:span></text:p>
      <text:p text:style-name="paragraph"><text:hidden-text text:condition="ooow:" text:string-value="P7:L37" text:is-hidden="true"/><text:tab/><text:reference-mark-start text:name="paragraphnumber_27"/>(<text:sequence text:ref-name="refparagraphnumber26" text:name="paragraphnumber" text:formula="ooow:1" style:num-format="a">a</text:sequence>)<text:reference-mark-end text:name="paragraphnumber_27"/><text:tab/>is in addition to any other power of the Minister,</text:p>
      <text:p text:style-name="paragraph"><text:soft-page-break/><text:hidden-text text:condition="ooow:" text:string-value="P7:L38" text:is-hidden="true"/><text:tab/><text:reference-mark-start text:name="paragraphnumber_28"/>(<text:sequence text:ref-name="refparagraphnumber27" text:name="paragraphnumber" text:formula="ooow:paragraphnumber+1" style:num-format="a">b</text:sequence>)<text:reference-mark-end text:name="paragraphnumber_28"/><text:tab/>is exercisable at any time any time after an application has been submitted under <text:hidden-text text:condition="ooow:" text:string-value="P8:L1" text:is-hidden="true"/><text:span text:style-name="T4">section</text:span> <text:span text:style-name="T5"><text:reference-ref text:reference-format="text" text:ref-name="sectionnumber_3">6</text:reference-ref></text:span>, and</text:p>
      <text:p text:style-name="paragraph"><text:hidden-text text:condition="ooow:" text:string-value="P8:L2" text:is-hidden="true"/><text:tab/><text:reference-mark-start text:name="paragraphnumber_29"/>(<text:sequence text:ref-name="refparagraphnumber28" text:name="paragraphnumber" text:formula="ooow:paragraphnumber+1" style:num-format="a">c</text:sequence>)<text:reference-mark-end text:name="paragraphnumber_29"/><text:tab/>is exercisable at any time any time after a residence permit has been granted or <text:hidden-text text:condition="ooow:" text:string-value="P8:L3" text:is-hidden="true"/>renewed under <text:span text:style-name="T4">section</text:span> <text:span text:style-name="T4"><text:reference-ref text:reference-format="text" text:ref-name="sectionnumber_3">6</text:reference-ref></text:span>.</text:p>
      <text:p text:style-name="P12"><text:hidden-text text:condition="ooow:" text:string-value="P9:L1" text:is-hidden="true"/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An Bille Inimirce (Athchóiriú) (Stádas Cónaithe a Thabhairt chun Rialtachta), 2016</text:p>
            <text:p text:style-name="P20"><text:span text:style-name="bold_5f_noitalic_5f_nounderline"><text:span text:style-name="T7"/></text:span></text:p>
            <text:p text:style-name="P25"><text:s text:c="23"/></text:p>
            <text:p text:style-name="P22">BILLE</text:p>
            <text:p text:style-name="P27">(mar a tionscnaíodh)</text:p>
            <text:p text:style-name="P27">d<text:span text:style-name="T10">á ngairtear</text:span></text:p>
            <text:p text:style-name="P20"/>
            <text:p text:style-name="backpageprovision_5f_no_5f_line_5f_numbering"><text:span text:style-name="T11">Acht do dhéanamh socrú maidir le stádas cónaithe daoine a mbeidh iarratas ar stádas dídeanaí agus/nó ar chosaint fhoghabhálach déanta acu a thabhairt chun rialtachta más rud é, ceithre bliana tar éis iarratas den sórt sin a chur isteach, go mbeidh cinneadh fós gan déanamh i leith an iarratais, agus do dhéanamh socrú i dtaobh nithe gaolmhara.</text:span><text:span text:style-name="bold_5f_noitalic_5f_nounderline"><text:span text:style-name="T9"><text:line-break/></text:span></text:span></text:p>
            <text:p text:style-name="P25"/>
            <text:p text:style-name="P19">Na Seanadóirí David Norris, Gearóid Ó Creachmhaoil agus Victor Boyhan a thug isteach,</text:p>
            <text:p text:style-name="P18">23 <text:span text:style-name="T5">Meitheamh,</text:span> 2016</text:p>
            <text:p text:style-name="P26"/>
            <text:p text:style-name="P21"/>
          </table:table-cell>
          <table:table-cell table:style-name="Table1.B1" office:value-type="string">
            <text:p text:style-name="P23">Immigration (Reform) (Regularisation of Residency Status) Bill 2016</text:p>
            <text:p text:style-name="P20"><text:span text:style-name="bold_5f_noitalic_5f_nounderline"><text:span text:style-name="T7"/></text:span></text:p>
            <text:p text:style-name="P24"><text:s/></text:p>
            <text:p text:style-name="P22">BILL</text:p>
            <text:p text:style-name="P27">(as initiated)</text:p>
            <text:p text:style-name="P27">entitled</text:p>
            <text:p text:style-name="P20"/>
            <text:p text:style-name="P28">An Act to provide for the regularisation of the residency status of persons who have applied for refugee status and/or subsidiary protection if four years following the submission of such an application the application remains undetermined and to provide for related matters.<text:span text:style-name="bold_5f_noitalic_5f_nounderline"><text:span text:style-name="T7"><text:line-break/></text:span></text:span></text:p>
            <text:p text:style-name="P24"/>
            <text:p text:style-name="P19">Introduced by Senators David Norris, Gerard P. Craughwell and Victor Boyhan,</text:p>
            <text:p text:style-name="P18"><text:span text:style-name="T12">23</text:span><text:span text:style-name="T5">rd June,</text:span> 2016</text:p>
            <text:p text:style-name="P24"/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4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5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1.001cm" fo:page-height="29.7cm" style:num-format="1" style:print-orientation="portrait" fo:margin-top="2cm" fo:margin-bottom="2cm" fo:margin-left="2.7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2">
      <style:page-layout-properties fo:page-width="21.001cm" fo:page-height="29.7cm" style:num-format="1" style:print-orientation="portrait" fo:margin-top="2cm" fo:margin-bottom="2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8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49 of 2016" text:name="Footer"/>
        </text:user-field-decls>
        <text:p text:style-name="P2"><text:span text:style-name="T1"><text:tab/>[</text:span><text:span text:style-name="T1"><text:user-field-get text:name="Footer">No. 49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8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8</text:page-number></text:p>
      </style:footer>
    </style:master-page>
    <style:master-page style:name="spacerpage" style:page-layout-name="pm11" style:next-style-name="contents"/>
    <style:master-page style:name="contents" style:page-layout-name="pm12" style:next-style-name="contents2">
      <style:header>
        <text:p text:style-name="Header"/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0" text:name="page_no" text:formula="ooow:page_no+1" style:num-format="1">1</text:sequence><text:tab/>[DD Month, YYYY]</text:p>
      </style:footer>
    </style:master-page>
    <style:master-page style:name="contents2" style:page-layout-name="pm10">
      <style:header>
        <text:p text:style-name="Header">[SECTION X]</text:p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1" text:name="page_no" text:formula="ooow:page_no+1" style:num-format="1">2</text:sequence><text:tab/>[DD Month, YYYY]</text:p>
      </style:footer>
    </style:master-page>
    <style:master-page style:name="frontcover" style:page-layout-name="pm13" style:next-style-name="First_20_Page">
      <style:footer>
        <text:p text:style-name="P5"/>
        <text:p text:style-name="P5">[No. 49 of 2016]</text:p>
      </style:footer>
    </style:master-page>
    <style:master-page style:name="backcover" style:page-layout-name="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22:22</dc:date>
    <meta:printed-by>Nici Higgins</meta:printed-by>
    <meta:print-date>2009-05-27T14:24:24</meta:print-date>
    <meta:editing-cycles>677</meta:editing-cycles>
    <meta:editing-duration>P2DT9H29M2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2" meta:paragraph-count="156" meta:word-count="2057" meta:character-count="12894"/>
  </office:meta>
</office:document-meta>
</file>